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5590b" officeooo:paragraph-rsid="0015590b" style:font-size-asian="15.75pt" style:font-weight-asian="bold" style:font-size-complex="18pt" style:font-weight-complex="bold"/>
    </style:style>
    <style:style style:name="P2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fo:font-size="18pt" fo:font-weight="bold" officeooo:rsid="0015590b" officeooo:paragraph-rsid="0015590b" style:font-size-asian="15.75pt" style:font-weight-asian="bold" style:font-size-complex="18pt" style:font-weight-complex="bold"/>
    </style:style>
    <style:style style:name="P3" style:family="paragraph" style:parent-style-name="Standard" style:master-page-name="">
      <loext:graphic-properties draw:fill="none"/>
      <style:paragraph-properties fo:margin-left="-1.199cm" fo:margin-right="0cm" fo:text-align="justify" style:justify-single-word="false" fo:text-indent="0cm" style:auto-text-indent="false" style:page-number="auto" fo:background-color="transparent"/>
      <style:text-properties fo:font-size="18pt" fo:font-weight="normal" officeooo:rsid="0015590b" officeooo:paragraph-rsid="0015590b" style:font-size-asian="15.75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left="-1.199cm" fo:margin-right="0cm" fo:text-align="justify" style:justify-single-word="false" fo:text-indent="0cm" style:auto-text-indent="false" fo:background-color="transparent"/>
      <style:text-properties fo:font-size="18pt" fo:font-weight="normal" officeooo:rsid="0015590b" officeooo:paragraph-rsid="0015590b" style:font-size-asian="15.75pt" style:font-weight-asian="normal" style:font-size-complex="18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8pt" fo:font-weight="normal" officeooo:rsid="0015590b" officeooo:paragraph-rsid="0015590b" style:font-size-asian="15.75pt" style:font-weight-asian="normal" style:font-size-complex="18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-1.101cm" fo:margin-right="0cm" fo:text-align="justify" style:justify-single-word="false" fo:text-indent="0cm" style:auto-text-indent="false" style:page-number="auto" fo:background-color="transparent"/>
      <style:text-properties fo:font-size="18pt" fo:font-weight="normal" officeooo:rsid="0015590b" officeooo:paragraph-rsid="00185182" style:font-size-asian="15.75pt" style:font-weight-asian="normal" style:font-size-complex="18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851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9"/>SQL- ASSIGNMENT -O2</text:p>
      <text:p text:style-name="P1"/>
      <text:p text:style-name="P3">1. <text:s text:c="7"/>which field of the customers table is the primary key ?</text:p>
      <text:p text:style-name="P4"/>
      <text:p text:style-name="P4"><text:s text:c="3"/></text:p>
      <text:p text:style-name="P4">Ans. <text:s text:c="2"/>CNUM</text:p>
      <text:p text:style-name="P4"/>
      <text:p text:style-name="P4"/>
      <text:p text:style-name="P4">2. <text:s text:c="7"/>what is the 4<text:span text:style-name="T1">th</text:span> column of the customers table ?</text:p>
      <text:p text:style-name="P4"/>
      <text:p text:style-name="P4"/>
      <text:p text:style-name="P4">Ans. <text:s text:c="2"/>Rating</text:p>
      <text:p text:style-name="P4"/>
      <text:p text:style-name="P4">3. <text:s text:c="7"/>what is the another word for row and column ?</text:p>
      <text:p text:style-name="P4"/>
      <text:p text:style-name="P4"/>
      <text:p text:style-name="P4">Ans. <text:s text:c="3"/>Tuple for row and attributes for column.</text:p>
      <text:p text:style-name="P4"/>
      <text:p text:style-name="P4"/>
      <text:p text:style-name="P4">4. <text:s text:c="8"/>why it is not possible to see the first five rows of a table ?</text:p>
      <text:p text:style-name="P4"/>
      <text:p text:style-name="P4"/>
      <text:p text:style-name="P6">Ans. <text:s text:c="2"/><text:span text:style-name="T2">Over the period of time rows get fragmented</text:span> <text:span text:style-name="T2">in different memory <text:s text:c="3"/><text:tab/>address due to non availability of space and thus it is not stored <text:s text:c="3"/><text:tab/>sequentially hence, it is not possible to see the first five rows of t<text:tab/>table in sequence.</text:span> 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3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29:28.845871401</meta:creation-date>
    <dc:date>2023-09-13T23:52:56.250083193</dc:date>
    <meta:editing-duration>PT13M27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0" meta:word-count="107" meta:character-count="609" meta:non-whitespace-character-count="432"/>
  </office:meta>
</office:document-meta>
</file>